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310000001E1D13DC78F.png" manifest:media-type="image/png"/>
  <manifest:file-entry manifest:full-path="Pictures/100000010000016E000000864DAD24B8.png" manifest:media-type="image/png"/>
  <manifest:file-entry manifest:full-path="Pictures/100000010000016E0000008678E50726.png" manifest:media-type="image/png"/>
  <manifest:file-entry manifest:full-path="Pictures/100000010000031000000249D61E40A7.png" manifest:media-type="image/png"/>
  <manifest:file-entry manifest:full-path="Pictures/100000010000016E00000086692C9D9F.png" manifest:media-type="image/png"/>
  <manifest:file-entry manifest:full-path="Pictures/1000000100000310000001BC885637A1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cm" fo:min-width="0cm" loext:decorative="false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75cm" fo:min-width="0.479cm" loext:decorative="false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75cm" fo:min-width="0.48cm" loext:decorative="false"/>
    </style:style>
    <style:style style:name="gr6" style:family="graphic" style:parent-style-name="standard">
      <style:graphic-properties draw:fill-color="#cccccc" draw:textarea-horizontal-align="justify" draw:textarea-vertical-align="middle" draw:auto-grow-height="false" fo:min-height="0.75cm" fo:min-width="0.479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8" style:family="graphic" style:parent-style-name="objectwithoutfill">
      <style:graphic-properties draw:marker-end="Pontas_20_das_20_setas_20_8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Pontas_20_das_20_setas_20_9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Pontas_20_das_20_setas_20_10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Pontas_20_das_20_setas_20_12" draw:marker-end-width="0.3cm" draw:fill="none" draw:textarea-vertical-align="middle" loext:decorative="false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.25cm" fo:min-width="1cm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78cm" loext:decorative="false"/>
      <style:paragraph-properties style:writing-mode="lr-tb"/>
    </style:style>
    <style:style style:name="gr14" style:family="graphic" style:parent-style-name="objectwithoutfill">
      <style:graphic-properties draw:marker-end="Pontas_20_das_20_setas_20_1" draw:marker-end-width="0.3cm" draw:fill="none" draw:textarea-vertical-align="middle" loext:decorative="false"/>
    </style:style>
    <style:style style:name="gr15" style:family="graphic" style:parent-style-name="standard">
      <style:graphic-properties draw:fill-color="#cccccc" draw:textarea-horizontal-align="justify" draw:textarea-vertical-align="middle" draw:auto-grow-height="false" fo:min-height="1.25cm" fo:min-width="1cm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0cm" loext:decorative="false"/>
      <style:paragraph-properties style:writing-mode="lr-tb"/>
    </style:style>
    <style:style style:name="gr17" style:family="graphic" style:parent-style-name="objectwithoutfill">
      <style:graphic-properties draw:marker-end="Pontas_20_das_20_setas_20_2" draw:marker-end-width="0.3cm" draw:fill="none" draw:textarea-vertical-align="middle" loext:decorative="false"/>
    </style:style>
    <style:style style:name="gr18" style:family="graphic" style:parent-style-name="objectwithoutfill">
      <style:graphic-properties draw:marker-end="Pontas_20_das_20_setas_20_3" draw:marker-end-width="0.3cm" draw:fill="none" draw:textarea-vertical-align="middle" loext:decorative="false"/>
    </style:style>
    <style:style style:name="gr19" style:family="graphic" style:parent-style-name="objectwithoutfill">
      <style:graphic-properties draw:marker-end="Pontas_20_das_20_setas_20_4" draw:marker-end-width="0.3cm" draw:fill="none" draw:textarea-vertical-align="middle" loext:decorative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61cm" fo:min-width="0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1.907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style:paragraph-properties fo:text-align="center"/>
      <style:text-properties fo:font-size="12pt"/>
    </style:style>
    <style:style style:name="P4" style:family="paragraph">
      <loext:graphic-properties draw:fill="none" draw:fill-color="#ffffff"/>
      <style:paragraph-properties fo:text-align="center"/>
      <style:text-properties style:font-name="Liberation Mono1" fo:font-size="12pt" style:font-size-asian="12pt" style:font-size-complex="12pt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cccccc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style:font-name="Liberation Mono1"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style:font-name="Liberation Mono1" fo:font-size="12pt" style:font-size-asian="12pt" style:font-size-complex="12pt"/>
    </style:style>
    <style:style style:name="P10" style:family="paragraph">
      <loext:graphic-properties draw:fill="none" draw:fill-color="#ffffff"/>
      <style:text-properties style:font-name="Liberation Mono1"/>
    </style:style>
    <style:style style:name="T1" style:family="text">
      <style:text-properties style:font-name="Liberation Mono1" fo:font-size="12pt" style:font-size-asian="12pt" style:font-size-complex="12pt"/>
    </style:style>
    <style:style style:name="T2" style:family="text">
      <style:text-properties style:font-name="Liberation Mono1" fo:font-size="10pt" style:font-size-asian="10pt" style:font-size-complex="10pt"/>
    </style:style>
    <style:style style:name="T3" style:family="text">
      <style:text-properties style:font-name="Liberation Mono1" fo:font-size="9pt" style:font-size-asian="9pt" style:font-size-complex="9pt"/>
    </style:style>
    <style:style style:name="T4" style:family="text">
      <style:text-properties style:font-name="Liberation Mono1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12.802cm" svg:height="7.25cm" svg:x="1cm" svg:y="1cm">
          <draw:image xlink:href="Pictures/1000000100000310000001BC885637A1.png" xlink:type="simple" xlink:show="embed" xlink:actuate="onLoad" draw:mime-type="image/png">
            <text:p/>
          </draw:image>
        </draw:frame>
        <draw:frame draw:style-name="gr1" draw:text-style-name="P1" draw:layer="layout" svg:width="9.683cm" svg:height="3.544cm" svg:x="17.25cm" svg:y="3.206cm">
          <draw:image xlink:href="Pictures/100000010000016E00000086692C9D9F.png" xlink:type="simple" xlink:show="embed" xlink:actuate="onLoad" draw:mime-type="image/png">
            <text:p/>
          </draw:image>
        </draw:frame>
      </draw:page>
      <draw:page draw:name="page2" draw:style-name="dp1" draw:master-page-name="Padrão">
        <draw:frame draw:style-name="gr1" draw:text-style-name="P1" draw:layer="layout" svg:width="12.75cm" svg:height="9.514cm" svg:x="1cm" svg:y="1cm">
          <draw:image xlink:href="Pictures/100000010000031000000249D61E40A7.png" xlink:type="simple" xlink:show="embed" xlink:actuate="onLoad" draw:mime-type="image/png">
            <text:p/>
          </draw:image>
        </draw:frame>
        <draw:frame draw:style-name="gr1" draw:text-style-name="P1" draw:layer="layout" svg:width="9.683cm" svg:height="3.544cm" svg:x="16.75cm" svg:y="7.75cm">
          <draw:image xlink:href="Pictures/100000010000016E0000008678E50726.png" xlink:type="simple" xlink:show="embed" xlink:actuate="onLoad" draw:mime-type="image/png">
            <text:p/>
          </draw:image>
        </draw:frame>
        <draw:frame draw:style-name="gr1" draw:text-style-name="P1" draw:layer="layout" svg:width="9.683cm" svg:height="3.544cm" svg:x="16.25cm" svg:y="2.956cm">
          <draw:image xlink:href="Pictures/100000010000016E000000864DAD24B8.png" xlink:type="simple" xlink:show="embed" xlink:actuate="onLoad" draw:mime-type="image/png">
            <text:p/>
          </draw:image>
        </draw:frame>
      </draw:page>
      <draw:page draw:name="page3" draw:style-name="dp1" draw:master-page-name="Padrão">
        <draw:frame draw:style-name="gr1" draw:text-style-name="P1" draw:layer="layout" svg:width="9.683cm" svg:height="3.544cm" svg:x="1.567cm" svg:y="3cm">
          <draw:image xlink:href="Pictures/100000010000016E00000086692C9D9F.png" xlink:type="simple" xlink:show="embed" xlink:actuate="onLoad" draw:mime-type="image/png">
            <text:p/>
          </draw:image>
        </draw:frame>
        <draw:frame draw:style-name="gr2" draw:text-style-name="P2" draw:layer="layout" svg:width="3.25cm" svg:height="1cm" svg:x="20.25cm" svg:y="1.5cm">
          <draw:text-box>
            <text:p text:style-name="P1">Levinson</text:p>
          </draw:text-box>
        </draw:frame>
        <draw:frame draw:style-name="gr1" draw:text-style-name="P1" draw:layer="layout" svg:width="9.683cm" svg:height="3.544cm" svg:x="16.751cm" svg:y="7.75cm">
          <draw:image xlink:href="Pictures/100000010000016E0000008678E50726.png" xlink:type="simple" xlink:show="embed" xlink:actuate="onLoad" draw:mime-type="image/png">
            <text:p/>
          </draw:image>
        </draw:frame>
        <draw:frame draw:style-name="gr1" draw:text-style-name="P1" draw:layer="layout" svg:width="9.683cm" svg:height="3.544cm" svg:x="16.251cm" svg:y="2.956cm">
          <draw:image xlink:href="Pictures/100000010000016E000000864DAD24B8.png" xlink:type="simple" xlink:show="embed" xlink:actuate="onLoad" draw:mime-type="image/png">
            <text:p/>
          </draw:image>
        </draw:frame>
        <draw:frame draw:style-name="gr2" draw:text-style-name="P2" draw:layer="layout" svg:width="3.25cm" svg:height="1cm" svg:x="3.35cm" svg:y="1.5cm">
          <draw:text-box>
            <text:p text:style-name="P1">Durbin</text:p>
          </draw:text-box>
        </draw:frame>
      </draw:page>
      <draw:page draw:name="page4" draw:style-name="dp1" draw:master-page-name="Padrão">
        <draw:frame draw:style-name="gr3" draw:text-style-name="P4" draw:layer="layout" svg:width="6cm" svg:height="0.75cm" svg:x="1.5cm" svg:y="1.25cm">
          <draw:text-box>
            <text:p text:style-name="P3"><text:span text:style-name="T1">r</text:span><text:span text:style-name="T1">e</text:span><text:span text:style-name="T1">v</text:span><text:span text:style-name="T1">e</text:span><text:span text:style-name="T1">r</text:span><text:span text:style-name="T1">s</text:span><text:span text:style-name="T1">e</text:span><text:span text:style-name="T1">_</text:span><text:span text:style-name="T1">i</text:span><text:span text:style-name="T1">n</text:span><text:span text:style-name="T1">n</text:span><text:span text:style-name="T1">e</text:span><text:span text:style-name="T1">r</text:span><text:span text:style-name="T1">_</text:span><text:span text:style-name="T1">p</text:span><text:span text:style-name="T1">r</text:span><text:span text:style-name="T1">o</text:span><text:span text:style-name="T1">d</text:span><text:span text:style-name="T1">u</text:span><text:span text:style-name="T1">c</text:span><text:span text:style-name="T1">t</text:span></text:p>
          </draw:text-box>
        </draw:frame>
        <draw:custom-shape draw:style-name="gr4" draw:text-style-name="P5" xml:id="id6" draw:id="id6" draw:layer="layout" svg:width="0.979cm" svg:height="1cm" svg:x="8.979cm" svg:y="6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98cm" svg:height="1cm" svg:x="9.958cm" svg:y="6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979cm" svg:height="1cm" svg:x="10.938cm" svg:y="6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979cm" svg:height="1cm" svg:x="11.917cm" svg:y="6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979cm" svg:height="1cm" svg:x="12.896cm" svg:y="6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979cm" svg:height="1cm" svg:x="13.875cm" svg:y="6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979cm" svg:height="1cm" svg:x="14.854cm" svg:y="6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xml:id="id8" draw:id="id8" draw:layer="layout" svg:width="0.979cm" svg:height="1cm" svg:x="18.771cm" svg:y="6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xml:id="id2" draw:id="id2" draw:layer="layout" svg:width="0.979cm" svg:height="1cm" svg:x="8cm" svg:y="6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98cm" svg:height="1cm" svg:x="15.833cm" svg:y="6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979cm" svg:height="1cm" svg:x="16.813cm" svg:y="6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xml:id="id4" draw:id="id4" draw:layer="layout" svg:width="0.979cm" svg:height="1cm" svg:x="17.792cm" svg:y="6.4cm">
          <text:p/>
          <draw:enhanced-geometry svg:viewBox="0 0 21600 21600" draw:type="rectangle" draw:enhanced-path="M 0 0 L 21600 0 21600 21600 0 21600 0 0 Z N"/>
        </draw:custom-shape>
        <draw:frame draw:style-name="gr7" draw:text-style-name="P7" xml:id="id5" draw:id="id5" draw:layer="layout" svg:width="1.56cm" svg:height="0.649cm" svg:x="7.54cm" svg:y="8.45cm">
          <draw:text-box>
            <text:p text:style-name="P1"><text:span text:style-name="T2">be</text:span><text:span text:style-name="T2">gi</text:span><text:span text:style-name="T2">n</text:span></text:p>
          </draw:text-box>
        </draw:frame>
        <draw:frame draw:style-name="gr7" draw:text-style-name="P7" xml:id="id7" draw:id="id7" draw:layer="layout" svg:width="1.137cm" svg:height="0.649cm" svg:x="19.54cm" svg:y="8.451cm">
          <draw:text-box>
            <text:p text:style-name="P1"><text:span text:style-name="T2">end</text:span></text:p>
          </draw:text-box>
        </draw:frame>
        <draw:frame draw:style-name="gr7" draw:text-style-name="P7" xml:id="id1" draw:id="id1" draw:layer="layout" svg:width="1.349cm" svg:height="0.649cm" svg:x="6.841cm" svg:y="4.65cm">
          <draw:text-box>
            <text:p text:style-name="P1"><text:span text:style-name="T2">re</text:span><text:span text:style-name="T2">nd</text:span></text:p>
          </draw:text-box>
        </draw:frame>
        <draw:frame draw:style-name="gr7" draw:text-style-name="P7" xml:id="id3" draw:id="id3" draw:layer="layout" svg:width="1.772cm" svg:height="0.649cm" svg:x="17.641cm" svg:y="4.651cm">
          <draw:text-box>
            <text:p text:style-name="P1"><text:span text:style-name="T2">r</text:span><text:span text:style-name="T2">b</text:span><text:span text:style-name="T2">e</text:span><text:span text:style-name="T2">g</text:span><text:span text:style-name="T2">i</text:span><text:span text:style-name="T2">n</text:span></text:p>
          </draw:text-box>
        </draw:frame>
        <draw:connector draw:style-name="gr8" draw:text-style-name="P8" draw:layer="layout" svg:x1="7.515cm" svg:y1="5.299cm" svg:x2="8.489cm" svg:y2="6.4cm" draw:start-shape="id1" draw:start-glue-point="2" draw:end-shape="id2" draw:end-glue-point="0" svg:d="M7515 5299v550h974v551" svg:viewBox="0 0 975 1102">
          <text:p/>
        </draw:connector>
        <draw:connector draw:style-name="gr9" draw:text-style-name="P8" draw:layer="layout" svg:x1="18.527cm" svg:y1="5.3cm" svg:x2="18.281cm" svg:y2="6.4cm" draw:start-shape="id3" draw:start-glue-point="2" draw:end-shape="id4" draw:end-glue-point="0" svg:d="M18527 5300v550h-246v550" svg:viewBox="0 0 247 1101">
          <text:p/>
        </draw:connector>
        <draw:connector draw:style-name="gr10" draw:text-style-name="P8" draw:layer="layout" svg:x1="8.32cm" svg:y1="8.45cm" svg:x2="9.468cm" svg:y2="7.4cm" draw:start-shape="id5" draw:start-glue-point="0" draw:end-shape="id6" draw:end-glue-point="2" svg:d="M8320 8450v-524h1148v-526" svg:viewBox="0 0 1149 1051">
          <text:p/>
        </draw:connector>
        <draw:connector draw:style-name="gr11" draw:text-style-name="P8" draw:layer="layout" svg:x1="20.108cm" svg:y1="8.451cm" svg:x2="19.26cm" svg:y2="7.4cm" draw:start-shape="id7" draw:start-glue-point="0" draw:end-shape="id8" draw:end-glue-point="2" svg:d="M20108 8451v-525h-848v-526" svg:viewBox="0 0 849 1052">
          <text:p/>
        </draw:connector>
        <draw:custom-shape draw:style-name="gr4" draw:text-style-name="P5" xml:id="id14" draw:id="id14" draw:layer="layout" svg:width="0.979cm" svg:height="1cm" svg:x="8.979cm" svg:y="11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98cm" svg:height="1cm" svg:x="9.958cm" svg:y="11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979cm" svg:height="1cm" svg:x="10.938cm" svg:y="11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979cm" svg:height="1cm" svg:x="11.917cm" svg:y="11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979cm" svg:height="1cm" svg:x="12.896cm" svg:y="11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979cm" svg:height="1cm" svg:x="13.875cm" svg:y="11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979cm" svg:height="1cm" svg:x="14.854cm" svg:y="11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xml:id="id16" draw:id="id16" draw:layer="layout" svg:width="0.979cm" svg:height="1cm" svg:x="18.771cm" svg:y="11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xml:id="id10" draw:id="id10" draw:layer="layout" svg:width="0.979cm" svg:height="1cm" svg:x="8cm" svg:y="11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98cm" svg:height="1cm" svg:x="15.833cm" svg:y="11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979cm" svg:height="1cm" svg:x="16.813cm" svg:y="11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xml:id="id12" draw:id="id12" draw:layer="layout" svg:width="0.979cm" svg:height="1cm" svg:x="17.792cm" svg:y="11.8cm">
          <text:p/>
          <draw:enhanced-geometry svg:viewBox="0 0 21600 21600" draw:type="rectangle" draw:enhanced-path="M 0 0 L 21600 0 21600 21600 0 21600 0 0 Z N"/>
        </draw:custom-shape>
        <draw:frame draw:style-name="gr7" draw:text-style-name="P7" xml:id="id13" draw:id="id13" draw:layer="layout" svg:width="1.56cm" svg:height="0.649cm" svg:x="7.54cm" svg:y="13.85cm">
          <draw:text-box>
            <text:p text:style-name="P1"><text:span text:style-name="T2">beg</text:span><text:span text:style-name="T2">in</text:span></text:p>
          </draw:text-box>
        </draw:frame>
        <draw:frame draw:style-name="gr7" draw:text-style-name="P7" xml:id="id15" draw:id="id15" draw:layer="layout" svg:width="1.137cm" svg:height="0.649cm" svg:x="19.54cm" svg:y="13.851cm">
          <draw:text-box>
            <text:p text:style-name="P1"><text:span text:style-name="T2">end</text:span></text:p>
          </draw:text-box>
        </draw:frame>
        <draw:frame draw:style-name="gr7" draw:text-style-name="P7" xml:id="id9" draw:id="id9" draw:layer="layout" svg:width="1.349cm" svg:height="0.649cm" svg:x="6.841cm" svg:y="10.05cm">
          <draw:text-box>
            <text:p text:style-name="P1"><text:span text:style-name="T2">rend</text:span></text:p>
          </draw:text-box>
        </draw:frame>
        <draw:frame draw:style-name="gr7" draw:text-style-name="P7" xml:id="id11" draw:id="id11" draw:layer="layout" svg:width="1.772cm" svg:height="0.649cm" svg:x="17.641cm" svg:y="10.051cm">
          <draw:text-box>
            <text:p text:style-name="P1"><text:span text:style-name="T2">rbegin</text:span></text:p>
          </draw:text-box>
        </draw:frame>
        <draw:connector draw:style-name="gr8" draw:text-style-name="P8" draw:layer="layout" svg:x1="7.515cm" svg:y1="10.699cm" svg:x2="8.489cm" svg:y2="11.8cm" draw:start-shape="id9" draw:start-glue-point="2" draw:end-shape="id10" draw:end-glue-point="0" svg:d="M7515 10699v550h974v551" svg:viewBox="0 0 975 1102">
          <text:p/>
        </draw:connector>
        <draw:connector draw:style-name="gr9" draw:text-style-name="P8" draw:layer="layout" svg:x1="18.527cm" svg:y1="10.7cm" svg:x2="18.281cm" svg:y2="11.8cm" draw:start-shape="id11" draw:start-glue-point="2" draw:end-shape="id12" draw:end-glue-point="0" svg:d="M18527 10700v550h-246v550" svg:viewBox="0 0 247 1101">
          <text:p/>
        </draw:connector>
        <draw:connector draw:style-name="gr10" draw:text-style-name="P8" draw:layer="layout" svg:x1="8.32cm" svg:y1="13.85cm" svg:x2="9.468cm" svg:y2="12.8cm" draw:start-shape="id13" draw:start-glue-point="0" draw:end-shape="id14" draw:end-glue-point="2" svg:d="M8320 13850v-524h1148v-526" svg:viewBox="0 0 1149 1051">
          <text:p/>
        </draw:connector>
        <draw:connector draw:style-name="gr11" draw:text-style-name="P8" draw:layer="layout" svg:x1="20.108cm" svg:y1="13.851cm" svg:x2="19.26cm" svg:y2="12.8cm" draw:start-shape="id15" draw:start-glue-point="0" draw:end-shape="id16" draw:end-glue-point="2" svg:d="M20108 13851v-525h-848v-526" svg:viewBox="0 0 849 1052">
          <text:p/>
        </draw:connector>
        <draw:frame draw:style-name="gr7" draw:text-style-name="P7" draw:layer="layout" svg:width="0.714cm" svg:height="0.649cm" svg:x="10.14cm" svg:y="6.651cm">
          <draw:text-box>
            <text:p text:style-name="P1"><text:span text:style-name="T2">1</text:span></text:p>
          </draw:text-box>
        </draw:frame>
        <draw:frame draw:style-name="gr7" draw:text-style-name="P7" draw:layer="layout" svg:width="0.714cm" svg:height="0.649cm" svg:x="14.04cm" svg:y="6.652cm">
          <draw:text-box>
            <text:p text:style-name="P1"><text:span text:style-name="T2">k</text:span></text:p>
          </draw:text-box>
        </draw:frame>
        <draw:frame draw:style-name="gr7" draw:text-style-name="P7" draw:layer="layout" svg:width="1.137cm" svg:height="0.649cm" svg:x="14.74cm" svg:y="6.653cm">
          <draw:text-box>
            <text:p text:style-name="P1"><text:span text:style-name="T2">k+1</text:span></text:p>
          </draw:text-box>
        </draw:frame>
        <draw:frame draw:style-name="gr7" draw:text-style-name="P7" draw:layer="layout" svg:width="0.714cm" svg:height="0.649cm" svg:x="10.141cm" svg:y="12.052cm">
          <draw:text-box>
            <text:p text:style-name="P1"><text:span text:style-name="T2">1</text:span></text:p>
          </draw:text-box>
        </draw:frame>
        <draw:frame draw:style-name="gr7" draw:text-style-name="P7" draw:layer="layout" svg:width="0.714cm" svg:height="0.649cm" svg:x="14.041cm" svg:y="12.053cm">
          <draw:text-box>
            <text:p text:style-name="P1"><text:span text:style-name="T2">k</text:span></text:p>
          </draw:text-box>
        </draw:frame>
        <draw:frame draw:style-name="gr7" draw:text-style-name="P7" draw:layer="layout" svg:width="1.137cm" svg:height="0.649cm" svg:x="14.741cm" svg:y="12.054cm">
          <draw:text-box>
            <text:p text:style-name="P1"><text:span text:style-name="T2">k+1</text:span></text:p>
          </draw:text-box>
        </draw:frame>
      </draw:page>
      <draw:page draw:name="page5" draw:style-name="dp1" draw:master-page-name="Padrão">
        <draw:frame draw:style-name="gr1" draw:text-style-name="P1" draw:layer="layout" svg:width="12.184cm" svg:height="7.475cm" svg:x="1cm" svg:y="1cm">
          <draw:image xlink:href="Pictures/1000000100000310000001E1D13DC78F.png" xlink:type="simple" xlink:show="embed" xlink:actuate="onLoad" draw:mime-type="image/png">
            <text:p/>
          </draw:image>
        </draw:frame>
      </draw:page>
      <draw:page draw:name="page6" draw:style-name="dp1" draw:master-page-name="Padrão">
        <draw:custom-shape draw:style-name="gr12" draw:text-style-name="P5" xml:id="id18" draw:id="id18" draw:layer="layout" svg:width="1.5cm" svg:height="1.5cm" svg:x="7.92cm" svg:y="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xml:id="id22" draw:id="id22" draw:layer="layout" svg:width="1.5cm" svg:height="1.5cm" svg:x="9.42cm" svg:y="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.5cm" svg:height="1.5cm" svg:x="10.92cm" svg:y="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.5cm" svg:height="1.5cm" svg:x="12.42cm" svg:y="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.5cm" svg:height="1.5cm" svg:x="13.92cm" svg:y="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.5cm" svg:height="1.5cm" svg:x="15.42cm" svg:y="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.5cm" svg:height="1.5cm" svg:x="16.92cm" svg:y="3cm">
          <text:p/>
          <draw:enhanced-geometry svg:viewBox="0 0 21600 21600" draw:type="rectangle" draw:enhanced-path="M 0 0 L 21600 0 21600 21600 0 21600 0 0 Z N"/>
        </draw:custom-shape>
        <draw:frame draw:style-name="gr13" draw:text-style-name="P9" xml:id="id17" draw:id="id17" draw:layer="layout" svg:width="2.28cm" svg:height="0.729cm" svg:x="4.14cm" svg:y="6cm">
          <draw:text-box>
            <text:p><text:span text:style-name="T1">rhs_beg</text:span></text:p>
          </draw:text-box>
        </draw:frame>
        <draw:connector draw:style-name="gr14" draw:text-style-name="P8" draw:layer="layout" svg:x1="5.28cm" svg:y1="6cm" svg:x2="8.67cm" svg:y2="4.5cm" draw:start-shape="id17" draw:start-glue-point="0" draw:end-shape="id18" draw:end-glue-point="2" svg:d="M5280 6000v-749h3390v-751" svg:viewBox="0 0 3391 1501">
          <text:p/>
        </draw:connector>
        <draw:custom-shape draw:style-name="gr15" draw:text-style-name="P6" xml:id="id20" draw:id="id20" draw:layer="layout" svg:width="1.5cm" svg:height="1.5cm" svg:x="18.42cm" svg:y="3cm">
          <text:p/>
          <draw:enhanced-geometry svg:viewBox="0 0 21600 21600" draw:type="rectangle" draw:enhanced-path="M 0 0 L 21600 0 21600 21600 0 21600 0 0 Z N"/>
        </draw:custom-shape>
        <draw:frame draw:style-name="gr13" draw:text-style-name="P9" xml:id="id19" draw:id="id19" draw:layer="layout" svg:width="2.28cm" svg:height="0.729cm" svg:x="23.97cm" svg:y="7.271cm">
          <draw:text-box>
            <text:p><text:span text:style-name="T1">rhs_end</text:span></text:p>
          </draw:text-box>
        </draw:frame>
        <draw:connector draw:style-name="gr14" draw:text-style-name="P8" draw:layer="layout" svg:x1="25.11cm" svg:y1="7.271cm" svg:x2="19.17cm" svg:y2="4.5cm" draw:start-shape="id19" draw:start-glue-point="0" draw:end-shape="id20" draw:end-glue-point="2" svg:d="M25110 7271v-1385h-5940v-1386" svg:viewBox="0 0 5941 2772">
          <text:p/>
        </draw:connector>
        <draw:frame draw:style-name="gr16" draw:text-style-name="P9" xml:id="id21" draw:id="id21" draw:layer="layout" svg:width="6.53cm" svg:height="0.729cm" svg:x="2.64cm" svg:y="7.771cm">
          <draw:text-box>
            <text:p><text:span text:style-name="T1">std::next(rhs_beg, 1)</text:span></text:p>
          </draw:text-box>
        </draw:frame>
        <draw:connector draw:style-name="gr17" draw:text-style-name="P8" draw:layer="layout" draw:line-skew="1.114cm" svg:x1="5.905cm" svg:y1="7.771cm" svg:x2="10.17cm" svg:y2="4.5cm" draw:start-shape="id21" draw:start-glue-point="0" draw:end-shape="id22" draw:end-glue-point="2" svg:d="M5905 7771v-521h4265v-2750" svg:viewBox="0 0 4266 3272">
          <text:p/>
        </draw:connector>
        <draw:custom-shape draw:style-name="gr15" draw:text-style-name="P6" draw:layer="layout" svg:width="1.5cm" svg:height="1.5cm" svg:x="6.42cm" svg:y="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xml:id="id24" draw:id="id24" draw:layer="layout" svg:width="1.5cm" svg:height="1.5cm" svg:x="7.92cm" svg:y="13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xml:id="id28" draw:id="id28" draw:layer="layout" svg:width="1.5cm" svg:height="1.5cm" svg:x="9.42cm" svg:y="13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.5cm" svg:height="1.5cm" svg:x="10.92cm" svg:y="13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.5cm" svg:height="1.5cm" svg:x="12.42cm" svg:y="13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.5cm" svg:height="1.5cm" svg:x="13.92cm" svg:y="13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.5cm" svg:height="1.5cm" svg:x="15.42cm" svg:y="13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.5cm" svg:height="1.5cm" svg:x="16.92cm" svg:y="13.75cm">
          <text:p/>
          <draw:enhanced-geometry svg:viewBox="0 0 21600 21600" draw:type="rectangle" draw:enhanced-path="M 0 0 L 21600 0 21600 21600 0 21600 0 0 Z N"/>
        </draw:custom-shape>
        <draw:frame draw:style-name="gr13" draw:text-style-name="P9" xml:id="id23" draw:id="id23" draw:layer="layout" svg:width="2.28cm" svg:height="0.729cm" svg:x="4.14cm" svg:y="16.75cm">
          <draw:text-box>
            <text:p><text:span text:style-name="T1">sol_beg</text:span></text:p>
          </draw:text-box>
        </draw:frame>
        <draw:connector draw:style-name="gr14" draw:text-style-name="P8" draw:layer="layout" svg:x1="5.28cm" svg:y1="16.75cm" svg:x2="8.67cm" svg:y2="15.25cm" draw:start-shape="id23" draw:start-glue-point="0" draw:end-shape="id24" draw:end-glue-point="2" svg:d="M5280 16750v-749h3390v-751" svg:viewBox="0 0 3391 1501">
          <text:p/>
        </draw:connector>
        <draw:custom-shape draw:style-name="gr15" draw:text-style-name="P6" xml:id="id26" draw:id="id26" draw:layer="layout" svg:width="1.5cm" svg:height="1.5cm" svg:x="18.42cm" svg:y="13.75cm">
          <text:p/>
          <draw:enhanced-geometry svg:viewBox="0 0 21600 21600" draw:type="rectangle" draw:enhanced-path="M 0 0 L 21600 0 21600 21600 0 21600 0 0 Z N"/>
        </draw:custom-shape>
        <draw:frame draw:style-name="gr13" draw:text-style-name="P9" xml:id="id25" draw:id="id25" draw:layer="layout" svg:width="2.28cm" svg:height="0.729cm" svg:x="23.97cm" svg:y="18.021cm">
          <draw:text-box>
            <text:p><text:span text:style-name="T1">sol_end</text:span></text:p>
          </draw:text-box>
        </draw:frame>
        <draw:connector draw:style-name="gr14" draw:text-style-name="P8" draw:layer="layout" svg:x1="25.11cm" svg:y1="18.021cm" svg:x2="19.17cm" svg:y2="15.25cm" draw:start-shape="id25" draw:start-glue-point="0" draw:end-shape="id26" draw:end-glue-point="2" svg:d="M25110 18021v-1385h-5940v-1386" svg:viewBox="0 0 5941 2772">
          <text:p/>
        </draw:connector>
        <draw:frame draw:style-name="gr16" draw:text-style-name="P9" xml:id="id27" draw:id="id27" draw:layer="layout" svg:width="6.53cm" svg:height="0.729cm" svg:x="2.64cm" svg:y="18.521cm">
          <draw:text-box>
            <text:p><text:span text:style-name="T1">std::next(sol_beg, 1)</text:span></text:p>
          </draw:text-box>
        </draw:frame>
        <draw:connector draw:style-name="gr17" draw:text-style-name="P8" draw:layer="layout" draw:line-skew="1.114cm" svg:x1="5.905cm" svg:y1="18.521cm" svg:x2="10.17cm" svg:y2="15.25cm" draw:start-shape="id27" draw:start-glue-point="0" draw:end-shape="id28" draw:end-glue-point="2" svg:d="M5905 18521v-521h4265v-2750" svg:viewBox="0 0 4266 3272">
          <text:p/>
        </draw:connector>
        <draw:custom-shape draw:style-name="gr15" draw:text-style-name="P6" draw:layer="layout" svg:width="1.5cm" svg:height="1.5cm" svg:x="6.42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9" xml:id="id29" draw:id="id29" draw:layer="layout" svg:width="14cm" svg:height="0.75cm" svg:x="1.25cm" svg:y="9.75cm">
          <draw:text-box>
            <text:p><text:span text:style-name="T1">std::prev(std::make_reverse_iterator(sol_beg), 1)</text:span></text:p>
          </draw:text-box>
        </draw:frame>
        <draw:connector draw:style-name="gr18" draw:text-style-name="P8" draw:layer="layout" svg:x1="8.25cm" svg:y1="10.5cm" svg:x2="8.67cm" svg:y2="13.75cm" draw:start-shape="id29" draw:start-glue-point="2" draw:end-shape="id24" draw:end-glue-point="0" svg:d="M8250 10500v1625h420v1625" svg:viewBox="0 0 421 3251">
          <text:p/>
        </draw:connector>
        <draw:frame draw:style-name="gr3" draw:text-style-name="P9" xml:id="id30" draw:id="id30" draw:layer="layout" svg:width="14cm" svg:height="0.75cm" svg:x="9.25cm" svg:y="10.75cm">
          <draw:text-box>
            <text:p><text:span text:style-name="T1">std::prev(std::make_reverse_iterator(sol_beg), 2)</text:span></text:p>
          </draw:text-box>
        </draw:frame>
        <draw:connector draw:style-name="gr19" draw:text-style-name="P8" draw:layer="layout" draw:line-skew="-0.625cm" svg:x1="16.25cm" svg:y1="11.5cm" svg:x2="10.17cm" svg:y2="13.75cm" draw:start-shape="id30" draw:start-glue-point="2" draw:end-shape="id28" draw:end-glue-point="0" svg:d="M16250 11500v500h-6080v1750" svg:viewBox="0 0 6081 2251">
          <text:p/>
        </draw:connector>
        <draw:frame draw:style-name="gr20" draw:text-style-name="P9" draw:layer="layout" svg:width="1.522cm" svg:height="0.611cm" svg:x="9.478cm" svg:y="14.25cm">
          <draw:text-box>
            <text:p><text:span text:style-name="T3">alpha</text:span></text:p>
          </draw:text-box>
        </draw:frame>
        <draw:frame draw:style-name="gr21" draw:text-style-name="P10" draw:layer="layout" svg:width="2.407cm" svg:height="0.971cm" svg:x="2cm" svg:y="1.75cm">
          <draw:text-box>
            <text:p><text:span text:style-name="T4">k = 1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draw:marker draw:name="Pontas_20_das_20_setas_20_1" draw:display-name="Pontas das setas 1" svg:viewBox="0 0 20 20" svg:d="M0 20l10-20 10 20z"/>
    <draw:marker draw:name="Pontas_20_das_20_setas_20_10" draw:display-name="Pontas das setas 10" svg:viewBox="0 0 20 20" svg:d="M0 20l10-20 10 20z"/>
    <draw:marker draw:name="Pontas_20_das_20_setas_20_12" draw:display-name="Pontas das setas 12" svg:viewBox="0 0 20 20" svg:d="M0 20l10-20 10 20z"/>
    <draw:marker draw:name="Pontas_20_das_20_setas_20_2" draw:display-name="Pontas das setas 2" svg:viewBox="0 0 20 20" svg:d="M0 20l10-20 10 20z"/>
    <draw:marker draw:name="Pontas_20_das_20_setas_20_3" draw:display-name="Pontas das setas 3" svg:viewBox="0 0 20 20" svg:d="M0 20l10-20 10 20z"/>
    <draw:marker draw:name="Pontas_20_das_20_setas_20_4" draw:display-name="Pontas das setas 4" svg:viewBox="0 0 20 20" svg:d="M0 20l10-20 10 20z"/>
    <draw:marker draw:name="Pontas_20_das_20_setas_20_8" draw:display-name="Pontas das setas 8" svg:viewBox="0 0 20 20" svg:d="M0 20l10-20 10 20z"/>
    <draw:marker draw:name="Pontas_20_das_20_setas_20_9" draw:display-name="Pontas das seta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4T10:16:21.202667120</meta:creation-date>
    <dc:date>2024-02-24T23:20:48.246077483</dc:date>
    <meta:editing-duration>PT1H33M33S</meta:editing-duration>
    <meta:editing-cycles>4</meta:editing-cycles>
    <meta:generator>LibreOffice/7.6.4.1$Linux_X86_64 LibreOffice_project/60$Build-1</meta:generator>
    <meta:document-statistic meta:object-count="94"/>
  </office:meta>
</office:document-meta>
</file>